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mm"/>
    </style:style>
    <style:style style:name="co2" style:family="table-column">
      <style:table-column-properties fo:break-before="auto" style:column-width="17.69mm"/>
    </style:style>
    <style:style style:name="co3" style:family="table-column">
      <style:table-column-properties fo:break-before="auto" style:column-width="33.13mm"/>
    </style:style>
    <style:style style:name="co4" style:family="table-column">
      <style:table-column-properties fo:break-before="auto" style:column-width="8.4mm"/>
    </style:style>
    <style:style style:name="co5" style:family="table-column">
      <style:table-column-properties fo:break-before="auto" style:column-width="111.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f0f0f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2" style:family="table-cell" style:parent-style-name="Default">
      <style:table-cell-properties fo:background-color="#228b12"/>
    </style:style>
    <style:style style:name="ce3" style:family="table-cell" style:parent-style-name="Default">
      <style:table-cell-properties fo:background-color="#b17f00"/>
    </style:style>
    <style:style style:name="ce4" style:family="table-cell" style:parent-style-name="Default">
      <style:table-cell-properties fo:background-color="#b1251b"/>
    </style:style>
  </office:automatic-styles>
  <office:body>
    <office:spreadsheet>
      <table:calculation-settings table:automatic-find-labels="false" table:use-regular-expressions="false" table:use-wildcards="true"/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case ID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stat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8"/>
        </table:table-row>
        <table:table-row table:style-name="ro1"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VideoCaptureSimu</text:p>
          </table:table-cell>
          <table:table-cell office:value-type="string" calcext:value-type="string">
            <text:p>vc001</text:p>
          </table:table-cell>
          <table:table-cell office:value-type="string" calcext:value-type="string">
            <text:p>get / set parameter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verify parameter sett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c002</text:p>
          </table:table-cell>
          <table:table-cell office:value-type="string" calcext:value-type="string">
            <text:p>read fr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ify frame siz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verify frame tim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verify frame count encoded in first pixel as i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tionBuffer</text:p>
          </table:table-cell>
          <table:table-cell office:value-type="string" calcext:value-type="string">
            <text:p>mb001</text:p>
          </table:table-cell>
          <table:table-cell office:value-type="string" calcext:value-type="string">
            <text:p>constructor</text:p>
          </table:table-cell>
          <table:table-cell table:style-name="ce8"/>
          <table:table-cell office:value-type="string" calcext:value-type="string">
            <text:p>limit and verify pre-buffer siz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b002</text:p>
          </table:table-cell>
          <table:table-cell office:value-type="string" calcext:value-type="string">
            <text:p>pushFrameToBuff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aveToDisk</text:p>
          </table:table-cell>
          <table:table-cell/>
          <table:table-cell office:value-type="string" calcext:value-type="string">
            <text:p>verify order and timing of frames</text:p>
          </table:table-cell>
          <table:table-cell table:number-columns-repeated="1018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 table:number-columns-repeated="3"/>
          <table:table-cell table:style-name="Default"/>
          <table:table-cell table:number-columns-repeated="1019"/>
        </table:table-row>
        <table:table-row table:style-name="ro1" table:number-rows-repeated="8">
          <table:table-cell table:number-columns-repeated="1023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019"/>
        </table:table-row>
        <table:table-row table:style-name="ro1" table:number-rows-repeated="9"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2" office:value-type="string" calcext:value-type="string">
            <text:p>implemented 34-139-18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 table:style-name="ce3" office:value-type="string" calcext:value-type="string">
            <text:p>to be changed 177-127-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 table:style-name="ce4" office:value-type="string" calcext:value-type="string">
            <text:p>not implemented 177-37-27</text:p>
          </table:table-cell>
          <table:table-cell table:number-columns-repeated="1018"/>
        </table:table-row>
        <calcext:conditional-formats>
          <calcext:conditional-format calcext:target-range-address="'test cases'.D17:'test cases'.D24 'test cases'.D9:'test cases'.D15 'test cases'.D4:'test cases'.D7">
            <calcext:color-scale>
              <calcext:color-scale-entry calcext:value="0" calcext:type="number" calcext:color="#b1251b"/>
              <calcext:color-scale-entry calcext:value="1" calcext:type="number" calcext:color="#b17f00"/>
              <calcext:color-scale-entry calcext:value="2" calcext:type="number" calcext:color="#228b12"/>
            </calcext:color-scale>
          </calcext:conditional-format>
          <calcext:conditional-format calcext:target-range-address="'test cases'.D8:'test cases'.D8">
            <calcext:color-scale>
              <calcext:color-scale-entry calcext:value="0" calcext:type="number" calcext:color="#b1251b"/>
              <calcext:color-scale-entry calcext:value="1" calcext:type="number" calcext:color="#b17f00"/>
              <calcext:color-scale-entry calcext:value="2" calcext:type="number" calcext:color="#228b12"/>
            </calcext:color-scale>
          </calcext:conditional-format>
          <calcext:conditional-format calcext:target-range-address="'test cases'.D3:'test cases'.D3">
            <calcext:color-scale>
              <calcext:color-scale-entry calcext:value="0" calcext:type="number" calcext:color="#b1251b"/>
              <calcext:color-scale-entry calcext:value="1" calcext:type="number" calcext:color="#b17f00"/>
              <calcext:color-scale-entry calcext:value="2" calcext:type="number" calcext:color="#228b12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.00.0000</text:date>, <text:time style:data-style-name="N2" text:time-value="21:00:42.0597264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lger Grzonka</meta:initial-creator>
    <meta:creation-date>2020-11-14T12:14:13.336033106</meta:creation-date>
    <meta:generator>LibreOffice/6.0.7.3$Linux_X86_64 LibreOffice_project/00m0$Build-3</meta:generator>
    <dc:date>2020-12-03T21:28:25.025436082</dc:date>
    <dc:creator>Holger Grzonka</dc:creator>
    <meta:editing-duration>P1DT12H37M51S</meta:editing-duration>
    <meta:editing-cycles>6</meta:editing-cycles>
    <meta:document-statistic meta:table-count="1" meta:cell-count="30" meta:object-count="0"/>
  </office:meta>
</office:document-meta>
</file>